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6">
      <style:paragraph-properties fo:margin-top="0cm" fo:margin-bottom="0cm" style:contextual-spacing="false"/>
    </style:style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>
      <style:text-properties style:text-underline-style="non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Título</text:span>: <text:span text:style-name="Strong_20_Emphasis">El Reino de las Sombras</text:span></text:h>
      <text:h text:style-name="Heading_20_4" text:outline-level="4"><text:span text:style-name="Strong_20_Emphasis">Sinopsis</text:span></text:h>
      <text:p text:style-name="Text_20_body">Hace siglos, el mundo de <text:span text:style-name="Strong_20_Emphasis">Azraya</text:span> vivía en paz, protegido por los antiguos <text:span text:style-name="Strong_20_Emphasis">Guardianes de la Luz</text:span>, seres de poder inmenso que mantenían a raya a las criaturas de las sombras. Sin embargo, la paz llegó a su fin cuando un grupo de hechiceros, seducidos por el poder oscuro, liberaron a los <text:span text:style-name="Strong_20_Emphasis">Siete Señores del Abismo</text:span>: demonios antiguos con poderes inimaginables. Los Señores del Abismo y su legión de demonios tomaron el control de Azraya, sumiéndola en una era de oscuridad y terror.</text:p>
      <text:p text:style-name="Text_20_body">La última esperanza yace en <text:span text:style-name="Strong_20_Emphasis">Alyenor</text:span> (o el nombre que elijas para el héroe), el último descendiente de los Guardianes de la Luz. Armado con el legendario <text:span text:style-name="Strong_20_Emphasis">Arco de Aethon</text:span> y la bendición de la diosa <text:span text:style-name="Strong_20_Emphasis">Erya</text:span>, Alyenor tiene una misión: derrotar a los demonios y restaurar la luz en Azraya.</text:p>
      <text:p text:style-name="P1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/>
      <text:h text:style-name="Heading_20_3" text:outline-level="3">1. <text:span text:style-name="Strong_20_Emphasis">Componentes del Jugador (Player)</text:span></text:h>
      <text:p text:style-name="Text_20_body">En el <text:span text:style-name="Strong_20_Emphasis">Inspector</text:span> de Unity (como se ve en la captura que has subido), tu objeto "Player" tiene varios componentes configurados, como <text:span text:style-name="Source_20_Text">Rigidbody2D</text:span>, <text:span text:style-name="Source_20_Text">Sprite Renderer</text:span>, <text:span text:style-name="Source_20_Text">Animator</text:span>, y algunos scripts personalizados (<text:span text:style-name="Source_20_Text">PlayerController</text:span>, entre otros). Vamos a revisar cada uno de ellos y cómo contribuyen a la mecánica del personaje.</text:p>
      <text:list text:style-name="L1">
        <text:list-item>
          <text:p text:style-name="P1"><text:span text:style-name="Strong_20_Emphasis">Rigidbody2D</text:span>: Este componente permite que el personaje reaccione a la física en 2D (gravedad, fuerzas, etc.). Es esencial para el movimiento y los saltos.</text:p>
        </text:list-item>
        <text:list-item>
          <text:p text:style-name="P1"><text:span text:style-name="Strong_20_Emphasis">Box Collider 2D y Capsule Collider 2D</text:span>: Son necesarios para las colisiones, detectando si el jugador toca el suelo o interactúa con otros objetos (como enemigos o balas).</text:p>
        </text:list-item>
        <text:list-item>
          <text:p text:style-name="P1"><text:span text:style-name="Strong_20_Emphasis">Animator</text:span>: Controla las animaciones del jugador, como correr, saltar, disparar, y morir. Con el código en <text:span text:style-name="Source_20_Text">animPlayer</text:span>, puedes cambiar el estado de animación cuando ocurren acciones específicas.</text:p>
        </text:list-item>
        <text:list-item>
          <text:p text:style-name="P1"><text:span text:style-name="Strong_20_Emphasis">Script PlayerController</text:span>: Este script personalizado define el comportamiento del jugador, incluyendo movimiento, salto, y disparo.</text:p>
        </text:list-item>
        <text:list-item>
          <text:p text:style-name="P1"><text:span text:style-name="Strong_20_Emphasis">Sonidos y Prefabs</text:span>:</text:p>
          <text:list>
            <text:list-item>
              <text:p text:style-name="P2"><text:span text:style-name="Source_20_Text">AudioSource</text:span> para reproducir efectos de sonido, como disparos y saltos.</text:p>
            </text:list-item>
            <text:list-item>
              <text:p text:style-name="P2"><text:span text:style-name="Source_20_Text">FlechaPrefab</text:span> es el objeto que representa una flecha que el jugador puede disparar.</text:p>
            </text:list-item>
          </text:list>
        </text:list-item>
        <text:list-item>
          <text:p text:style-name="P1"><text:span text:style-name="Strong_20_Emphasis">Script de Player Input</text:span>: Utilizas el nuevo sistema de entrada de Unity (<text:span text:style-name="Source_20_Text">Player Input</text:span>) para detectar las acciones del jugador, como moverse y disparar. Este sistema permite mapear diferentes controles (teclado, joystick, etc.) a acciones específicas en el juego.</text:p>
        </text:list-item>
      </text:list>
      <text:p text:style-name="Horizontal_20_Line"><text:soft-page-break/></text:p>
      <text:h text:style-name="Heading_20_3" text:outline-level="3">2. <text:span text:style-name="Strong_20_Emphasis">Descripción de Scripts en el Proyecto</text:span></text:h>
      <text:h text:style-name="Heading_20_4" text:outline-level="4">2.1 <text:span text:style-name="Source_20_Text">player</text:span> - Script de Control del Jugador</text:h>
      <text:p text:style-name="Text_20_body">Este script gestiona el movimiento, salto y disparo del jugador. Vamos a repasar sus funciones principales:</text:p>
      <text:list text:style-name="L2">
        <text:list-item>
          <text:p text:style-name="P3"><text:span text:style-name="Strong_20_Emphasis">Movimiento (</text:span><text:span text:style-name="Strong_20_Emphasis"><text:span text:style-name="Source_20_Text">Move</text:span></text:span><text:span text:style-name="Strong_20_Emphasis">)</text:span>: Recoge la entrada horizontal del jugador y mueve el personaje en esa dirección, también actualizando la animación de "isRunning".</text:p>
        </text:list-item>
        <text:list-item>
          <text:p text:style-name="P3"><text:span text:style-name="Strong_20_Emphasis">Salto (</text:span><text:span text:style-name="Strong_20_Emphasis"><text:span text:style-name="Source_20_Text">jump</text:span></text:span><text:span text:style-name="Strong_20_Emphasis">)</text:span>: Verifica si el jugador está en el suelo (<text:span text:style-name="Source_20_Text">isGrounded</text:span> del script <text:span text:style-name="Source_20_Text">checkGround</text:span>). Si está en el suelo, aplica una velocidad vertical para hacer que el jugador salte.</text:p>
        </text:list-item>
        <text:list-item>
          <text:p text:style-name="P3"><text:span text:style-name="Strong_20_Emphasis">Disparo (</text:span><text:span text:style-name="Strong_20_Emphasis"><text:span text:style-name="Source_20_Text">Shoot</text:span></text:span><text:span text:style-name="Strong_20_Emphasis">)</text:span>: Crea una instancia de <text:span text:style-name="Source_20_Text">flechaPrfab</text:span> en la posición del jugador. Usa <text:span text:style-name="Source_20_Text">directionFlecha</text:span> para determinar si la flecha va a la derecha o a la izquierda, dependiendo de la dirección en la que esté mirando el jugador.</text:p>
        </text:list-item>
        <text:list-item>
          <text:p text:style-name="P3"><text:span text:style-name="Strong_20_Emphasis">Detección de Colisión con el Enemigo</text:span>: Cuando el jugador colisiona con un enemigo, se activa la animación de muerte y se llama a <text:span text:style-name="Source_20_Text">MatarJugador</text:span> en el enemigo para que regrese a su posición inicial.</text:p>
        </text:list-item>
      </text:list>
      <text:h text:style-name="Heading_20_4" text:outline-level="4">2.2 <text:span text:style-name="Source_20_Text">SeguirJugadorArea</text:span> - Script del Enemigo</text:h>
      <text:p text:style-name="Text_20_body">Este script controla el comportamiento del enemigo, que cambia entre los estados de <text:span text:style-name="Strong_20_Emphasis">Esperando</text:span>, <text:span text:style-name="Strong_20_Emphasis">Siguiendo</text:span> y <text:span text:style-name="Strong_20_Emphasis">Volviendo</text:span>:</text:p>
      <text:list text:style-name="L3">
        <text:list-item>
          <text:p text:style-name="P4"><text:span text:style-name="Strong_20_Emphasis">Estados</text:span>:</text:p>
          <text:list>
            <text:list-item>
              <text:p text:style-name="P5"><text:span text:style-name="Source_20_Text">Esperando</text:span>: El enemigo se queda en su posición inicial y verifica si el jugador entra en su rango (<text:span text:style-name="Source_20_Text">radioBusqueda</text:span>). Si detecta al jugador, cambia al estado <text:span text:style-name="Source_20_Text">Siguiendo</text:span>.</text:p>
            </text:list-item>
            <text:list-item>
              <text:p text:style-name="P5"><text:span text:style-name="Source_20_Text">Siguiendo</text:span>: El enemigo se mueve hacia el jugador y gira para seguirlo. Si el jugador sale de su alcance o se aleja demasiado, el enemigo vuelve a su posición inicial.</text:p>
            </text:list-item>
            <text:list-item>
              <text:p text:style-name="P5"><text:span text:style-name="Source_20_Text">Volviendo</text:span>: El enemigo regresa a su posición inicial y cambia de nuevo al estado <text:span text:style-name="Source_20_Text">Esperando</text:span> al llegar.</text:p>
            </text:list-item>
          </text:list>
        </text:list-item>
        <text:list-item>
          <text:p text:style-name="P4"><text:span text:style-name="Strong_20_Emphasis">Giro (</text:span><text:span text:style-name="Strong_20_Emphasis"><text:span text:style-name="Source_20_Text">GirarAObjetivo</text:span></text:span><text:span text:style-name="Strong_20_Emphasis">)</text:span>: Cambia la orientación del enemigo dependiendo de la posición del jugador.</text:p>
        </text:list-item>
        <text:list-item>
          <text:p text:style-name="P4"><text:span text:style-name="Strong_20_Emphasis">Muerte del Enemigo (</text:span><text:span text:style-name="Strong_20_Emphasis"><text:span text:style-name="Source_20_Text">OnTriggerEnter2D</text:span></text:span><text:span text:style-name="Strong_20_Emphasis">)</text:span>: Detecta si el enemigo ha sido golpeado por dos flechas y activa la animación de muerte y destruye el objeto.</text:p>
        </text:list-item>
      </text:list>
      <text:h text:style-name="Heading_20_4" text:outline-level="4">2.3 <text:span text:style-name="Source_20_Text">arrowController</text:span> - Script de Control de la Flecha</text:h>
      <text:p text:style-name="Text_20_body">Este script gestiona el movimiento y vida útil de la flecha disparada:</text:p>
      <text:list text:style-name="L4">
        <text:list-item>
          <text:p text:style-name="P6"><text:span text:style-name="Strong_20_Emphasis">Movimiento (</text:span><text:span text:style-name="Strong_20_Emphasis"><text:span text:style-name="Source_20_Text">movimientoFlecha</text:span></text:span><text:span text:style-name="Strong_20_Emphasis">)</text:span>: La flecha se mueve en la dirección establecida en <text:span text:style-name="Source_20_Text">setDirection</text:span>. Si la flecha supera el tiempo de vida (<text:span text:style-name="Source_20_Text">vidaFlecha</text:span>), se destruye automáticamente.</text:p>
        </text:list-item>
      </text:list>
      <text:h text:style-name="Heading_20_4" text:outline-level="4"><text:soft-page-break/>2.4 <text:span text:style-name="Source_20_Text">CargarEscena</text:span> - Script para Cambiar de Escena</text:h>
      <text:p text:style-name="Text_20_body">Este script cambia de escena cuando el jugador entra en un área específica (por ejemplo, al entrar en una cueva):</text:p>
      <text:list text:style-name="L5">
        <text:list-item>
          <text:p text:style-name="P7"><text:span text:style-name="Strong_20_Emphasis"><text:span text:style-name="Source_20_Text">OnTriggerEnter2D</text:span></text:span>: Detecta si el jugador entra en el área y llama a <text:span text:style-name="Source_20_Text">SceneManager.LoadScene</text:span> para cargar la nueva escena.</text:p>
        </text:list-item>
      </text:list>
      <text:h text:style-name="Heading_20_4" text:outline-level="4">2.5 <text:span text:style-name="Source_20_Text">checkGround</text:span> - Detección de Si el Jugador Está en el Suelo</text:h>
      <text:p text:style-name="Text_20_body">Este script verifica si el jugador está tocando el suelo usando <text:span text:style-name="Source_20_Text">OnTriggerEnter2D</text:span> y <text:span text:style-name="Source_20_Text">OnTriggerExit2D</text:span>. La variable estática <text:span text:style-name="Source_20_Text">isGrounded</text:span> permite que otros scripts (como <text:span text:style-name="Source_20_Text">player</text:span>) verifiquen si el jugador está en el suelo.</text:p>
      <text:h text:style-name="Heading_20_4" text:outline-level="4">2.6 <text:span text:style-name="Source_20_Text">SueloFalso</text:span> - Suelo que se Derrumba</text:h>
      <text:p text:style-name="Text_20_body">Este script controla un suelo que se derrumba después de un tiempo:</text:p>
      <text:list text:style-name="L6">
        <text:list-item>
          <text:p text:style-name="P9"><text:span text:style-name="Strong_20_Emphasis"><text:span text:style-name="Source_20_Text">OnCollisionEnter2D</text:span></text:span>: Al detectar al jugador, inicia una <text:span text:style-name="Source_20_Text">Coroutine</text:span> que hace que el suelo caiga después de un tiempo de espera.</text:p>
        </text:list-item>
        <text:list-item>
          <text:p text:style-name="P8"><text:span text:style-name="Strong_20_Emphasis">Animación de Caída</text:span>: Usa <text:span text:style-name="Source_20_Text">AddForce</text:span> y rota el objeto para dar la sensación de que el suelo cae.</text:p>
        </text:list-item>
      </text:list>
      <text:h text:style-name="Heading_20_4" text:outline-level="4">2.7 <text:span text:style-name="Source_20_Text">ScenneManager</text:span> - Gestión de Escenas Global</text:h>
      <text:p text:style-name="Text_20_body">Este script facilita la carga de nuevas escenas mediante la función <text:span text:style-name="Source_20_Text">loadscene</text:span>, que puede llamarse desde otros scripts para cambiar de nivel en el juego.</text:p>
      <text:p text:style-name="Horizontal_20_Line"/>
      <text:h text:style-name="Heading_20_3" text:outline-level="3">3. <text:span text:style-name="Strong_20_Emphasis">Elementos de Diseño</text:span></text:h>
      <text:list text:style-name="L7">
        <text:list-item>
          <text:p text:style-name="P10"><text:span text:style-name="Strong_20_Emphasis">Tile Palette y Tilemap</text:span>: Has utilizado el sistema de <text:span text:style-name="Strong_20_Emphasis">Tilemap</text:span> de Unity para crear el suelo y otros elementos del entorno. Con la <text:span text:style-name="Strong_20_Emphasis">Tile Palette</text:span>, dibujas el nivel fácilmente, colocando bloques de terreno y paredes.</text:p>
        </text:list-item>
        <text:list-item>
          <text:p text:style-name="P10"><text:span text:style-name="Strong_20_Emphasis">Box Collider 2D</text:span>: Configuraste un <text:span text:style-name="Strong_20_Emphasis">Box Collider 2D</text:span> en el área donde el cambio de escena debe ocurrir. Este se usa en <text:span text:style-name="Source_20_Text">CargarEscena</text:span> para detectar la entrada del jugador y activar el cambio de escena.</text:p>
        </text:list-item>
      </text:list>
      <text:p text:style-name="Horizontal_20_Line"/>
      <text:h text:style-name="Heading_20_3" text:outline-level="3">4. <text:span text:style-name="Strong_20_Emphasis">Resumen del Comportamiento del Personaje</text:span></text:h>
      <text:list text:style-name="L8">
        <text:list-item>
          <text:p text:style-name="P12"><text:span text:style-name="Strong_20_Emphasis">Movimiento</text:span>: Controlado por el script <text:span text:style-name="Source_20_Text">player</text:span>, el jugador puede moverse a la izquierda y derecha, saltar y disparar flechas.</text:p>
        </text:list-item>
        <text:list-item>
          <text:p text:style-name="P12"><text:span text:style-name="Strong_20_Emphasis">Interacciones</text:span>:</text:p>
          <text:list>
            <text:list-item>
              <text:p text:style-name="P12">Disparo: El jugador puede disparar flechas, que son instancias de <text:span text:style-name="Source_20_Text">flechaPrfab</text:span>. Cada flecha es controlada por <text:span text:style-name="Source_20_Text">arrowController</text:span>.</text:p>
            </text:list-item>
            <text:list-item>
              <text:p text:style-name="P12">Colisiones: Detecta colisiones con enemigos y cambia de escena al tocar áreas específicas.</text:p>
            </text:list-item>
          </text:list>
        </text:list-item>
        <text:list-item>
          <text:p text:style-name="P12"><text:soft-page-break/><text:span text:style-name="Strong_20_Emphasis">Enemigos</text:span>: Los enemigos, controlados por <text:span text:style-name="Source_20_Text">SeguirJugadorArea</text:span>, patrullan o esperan hasta que detectan al jugador, y lo siguen hasta perder contacto.</text:p>
        </text:list-item>
        <text:list-item>
          <text:p text:style-name="P11"><text:span text:style-name="Strong_20_Emphasis">Escenas y Terreno</text:span>: Utilizas un sistema de escenas y tilemap para crear y gestionar el mundo de juego, con suelos que pueden colapsar y áreas que cargan nuevas escena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0T23:43:17.611000000</meta:creation-date>
    <dc:date>2024-11-10T23:53:54.661000000</dc:date>
    <meta:editing-duration>PT10M37S</meta:editing-duration>
    <meta:editing-cycles>1</meta:editing-cycles>
    <meta:document-statistic meta:table-count="0" meta:image-count="0" meta:object-count="0" meta:page-count="4" meta:paragraph-count="53" meta:word-count="1074" meta:character-count="6528" meta:non-whitespace-character-count="5537"/>
    <meta:generator>LibreOffice/7.5.5.2$Windows_X86_64 LibreOffice_project/ca8fe7424262805f223b9a2334bc7181abbcbf5e</meta:generator>
  </office:meta>
</office:document-meta>
</file>